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cdd20" officeooo:paragraph-rsid="000cdd2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cdd20" officeooo:paragraph-rsid="000cdd2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84ff" officeooo:paragraph-rsid="000d84ff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zo</text:p>
      <text:p text:style-name="P1"/>
      <text:p text:style-name="P3">Jueves 14</text:p>
      <text:p text:style-name="P3"/>
      <text:p text:style-name="P3">-<text:tab/>Crear otro repositorio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12:40.662010174</meta:creation-date>
    <dc:date>2024-03-14T10:17:33.573161966</dc:date>
    <meta:editing-duration>PT2M28S</meta:editing-duration>
    <meta:editing-cycles>2</meta:editing-cycles>
    <meta:generator>LibreOffice/24.2.1.2$Linux_X86_64 LibreOffice_project/47cb2a8f5842ca5ed1da82b752a3c58b1b107b25</meta:generator>
    <meta:document-statistic meta:table-count="0" meta:image-count="0" meta:object-count="0" meta:page-count="1" meta:paragraph-count="3" meta:word-count="7" meta:character-count="38" meta:non-whitespace-character-count="34"/>
  </office:meta>
</office:document-meta>
</file>